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1.4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pos</text:p>
          </table:table-cell>
          <table:table-cell office:value-type="string">
            <text:p>neg</text:p>
          </table:table-cell>
          <table:table-cell office:value-type="string">
            <text:p>real time</text:p>
          </table:table-cell>
          <table:table-cell office:value-type="string">
            <text:p>user time</text:p>
          </table:table-cell>
          <table:table-cell office:value-type="string">
            <text:p>sys time</text:p>
          </table:table-cell>
          <table:table-cell office:value-type="string">
            <text:p>real time s</text:p>
          </table:table-cell>
          <table:table-cell office:value-type="string">
            <text:p>user time s</text:p>
          </table:table-cell>
          <table:table-cell office:value-type="string">
            <text:p>sys time s</text:p>
          </table:table-cell>
          <table:table-cell office:value-type="string">
            <text:p>Parallel efficiency</text:p>
          </table:table-cell>
          <table:table-cell office:value-type="string">
            <text:p>timePerPositive</text:p>
          </table:table-cell>
          <table:table-cell office:value-type="string">
            <text:p>TimePerNegative</text:p>
          </table:table-cell>
          <table:table-cell office:value-type="string">
            <text:p>Final Nb stages</text:p>
          </table:table-cell>
          <table:table-cell office:value-type="string">
            <text:p>FinalAcceptanceRatio</text:p>
          </table:table-cell>
          <table:table-cell/>
          <table:table-cell office:value-type="string">
            <text:p>Stage7</text:p>
          </table:table-cell>
          <table:table-cell office:value-type="string">
            <text:p>Stage8</text:p>
          </table:table-cell>
          <table:table-cell office:value-type="string">
            <text:p>Stage9</text:p>
          </table:table-cell>
          <table:table-cell office:value-type="string">
            <text:p>Stage10</text:p>
          </table:table-cell>
          <table:table-cell office:value-type="string">
            <text:p>Stage11</text:p>
          </table:table-cell>
          <table:table-cell office:value-type="string">
            <text:p>Stage12</text:p>
          </table:table-cell>
          <table:table-cell office:value-type="string">
            <text:p>Stage13</text:p>
          </table:table-cell>
          <table:table-cell office:value-type="string">
            <text:p>Stage14</text:p>
          </table:table-cell>
          <table:table-cell office:value-type="string">
            <text:p>Stage15</text:p>
          </table:table-cell>
          <table:table-cell office:value-type="string">
            <text:p>Stage16</text:p>
          </table:table-cell>
        </table:table-row>
        <table:table-row table:style-name="ro2">
          <table:table-cell office:value-type="string">
            <text:p>def</text:p>
          </table:table-cell>
          <table:table-cell office:value-type="float" office:value="425">
            <text:p>425</text:p>
          </table:table-cell>
          <table:table-cell office:value-type="float" office:value="4000">
            <text:p>4000</text:p>
          </table:table-cell>
          <table:table-cell office:value-type="string">
            <text:p>2329m39s</text:p>
          </table:table-cell>
          <table:table-cell office:value-type="string">
            <text:p>2996m41s</text:p>
          </table:table-cell>
          <table:table-cell office:value-type="string">
            <text:p>148m16s</text:p>
          </table:table-cell>
          <table:table-cell table:formula="of:=LEFT([.D2];4)*60+MID([.D2];6;2)" office:value-type="float" office:value="139779">
            <text:p>139779</text:p>
          </table:table-cell>
          <table:table-cell table:formula="of:=LEFT([.E2];4)*60+MID([.E2];6;2)" office:value-type="float" office:value="179801">
            <text:p>179801</text:p>
          </table:table-cell>
          <table:table-cell table:formula="of:=LEFT([.F2];3)*60+MID([.F2];5;2)" office:value-type="float" office:value="8896">
            <text:p>8896</text:p>
          </table:table-cell>
          <table:table-cell table:formula="of:=([.H2]+[.I2])/[.G2]" office:value-type="float" office:value="1.34996673320027">
            <text:p>1.3499667332</text:p>
          </table:table-cell>
          <table:table-cell table:formula="of:=[.G2]/[.B2]" office:value-type="float" office:value="328.891764705882">
            <text:p>328.8917647059</text:p>
          </table:table-cell>
          <table:table-cell table:formula="of:=[.G2]/[.C2]" office:value-type="float" office:value="34.94475">
            <text:p>34.94475</text:p>
          </table:table-cell>
          <table:table-cell office:value-type="float" office:value="15">
            <text:p>15</text:p>
          </table:table-cell>
          <table:table-cell table:style-name="ce1" office:value-type="float" office:value="0.000000547491">
            <text:p>5.47E-007</text:p>
          </table:table-cell>
          <table:table-cell/>
          <table:table-cell office:value-type="float" office:value="0.000887653">
            <text:p>0.000887653</text:p>
          </table:table-cell>
          <table:table-cell office:value-type="float" office:value="0.000261601">
            <text:p>0.000261601</text:p>
          </table:table-cell>
          <table:table-cell office:value-type="float" office:value="0.000106837">
            <text:p>0.000106837</text:p>
          </table:table-cell>
          <table:table-cell table:style-name="ce1" office:value-type="float" office:value="0.0000508399">
            <text:p>5.08E-005</text:p>
          </table:table-cell>
          <table:table-cell table:style-name="ce1" office:value-type="float" office:value="0.0000196412">
            <text:p>1.96E-005</text:p>
          </table:table-cell>
          <table:table-cell table:style-name="ce1" office:value-type="float" office:value="0.00000813661">
            <text:p>8.14E-006</text:p>
          </table:table-cell>
          <table:table-cell table:style-name="ce1" office:value-type="float" office:value="0.00000426491">
            <text:p>4.26E-006</text:p>
          </table:table-cell>
          <table:table-cell table:style-name="ce1" office:value-type="float" office:value="0.00000162758">
            <text:p>1.63E-006</text:p>
          </table:table-cell>
          <table:table-cell table:style-name="ce1" office:value-type="float" office:value="0.000000547491">
            <text:p>5.47E-007</text:p>
          </table:table-cell>
          <table:table-cell/>
        </table:table-row>
        <table:table-row table:style-name="ro2">
          <table:table-cell office:value-type="string">
            <text:p>dimplus3</text:p>
          </table:table-cell>
          <table:table-cell office:value-type="float" office:value="425">
            <text:p>425</text:p>
          </table:table-cell>
          <table:table-cell office:value-type="float" office:value="4000">
            <text:p>4000</text:p>
          </table:table-cell>
          <table:table-cell office:value-type="string">
            <text:p>2699m46s</text:p>
          </table:table-cell>
          <table:table-cell office:value-type="string">
            <text:p>3494m51s</text:p>
          </table:table-cell>
          <table:table-cell office:value-type="string">
            <text:p>171m07s</text:p>
          </table:table-cell>
          <table:table-cell table:formula="of:=LEFT([.D3];4)*60+MID([.D3];6;2)" office:value-type="float" office:value="161986">
            <text:p>161986</text:p>
          </table:table-cell>
          <table:table-cell table:formula="of:=LEFT([.E3];4)*60+MID([.E3];6;2)" office:value-type="float" office:value="209691">
            <text:p>209691</text:p>
          </table:table-cell>
          <table:table-cell table:formula="of:=LEFT([.F3];3)*60+MID([.F3];5;2)" office:value-type="float" office:value="10267">
            <text:p>10267</text:p>
          </table:table-cell>
          <table:table-cell table:formula="of:=([.H3]+[.I3])/[.G3]" office:value-type="float" office:value="1.35788277999333">
            <text:p>1.35788278</text:p>
          </table:table-cell>
          <table:table-cell table:formula="of:=[.G3]/[.B3]" office:value-type="float" office:value="381.143529411765">
            <text:p>381.1435294118</text:p>
          </table:table-cell>
          <table:table-cell table:formula="of:=[.G3]/[.C3]" office:value-type="float" office:value="40.4965">
            <text:p>40.4965</text:p>
          </table:table-cell>
          <table:table-cell office:value-type="float" office:value="16">
            <text:p>16</text:p>
          </table:table-cell>
          <table:table-cell table:style-name="ce1" office:value-type="float" office:value="0.000000489841">
            <text:p>4.90E-007</text:p>
          </table:table-cell>
          <table:table-cell/>
          <table:table-cell office:value-type="float" office:value="0.00211133">
            <text:p>0.00211133</text:p>
          </table:table-cell>
          <table:table-cell office:value-type="float" office:value="0.00102674">
            <text:p>0.00102674</text:p>
          </table:table-cell>
          <table:table-cell office:value-type="float" office:value="0.000317305">
            <text:p>0.000317305</text:p>
          </table:table-cell>
          <table:table-cell office:value-type="float" office:value="0.00011168">
            <text:p>0.00011168</text:p>
          </table:table-cell>
          <table:table-cell table:style-name="ce1" office:value-type="float" office:value="0.0000525136">
            <text:p>5.25E-005</text:p>
          </table:table-cell>
          <table:table-cell table:style-name="ce1" office:value-type="float" office:value="0.0000236559">
            <text:p>2.37E-005</text:p>
          </table:table-cell>
          <table:table-cell table:style-name="ce1" office:value-type="float" office:value="0.00000864033">
            <text:p>8.64E-006</text:p>
          </table:table-cell>
          <table:table-cell table:style-name="ce1" office:value-type="float" office:value="0.00000261413">
            <text:p>2.61E-006</text:p>
          </table:table-cell>
          <table:table-cell table:style-name="ce1" office:value-type="float" office:value="0.00000122314">
            <text:p>1.22E-006</text:p>
          </table:table-cell>
          <table:table-cell table:style-name="ce1" office:value-type="float" office:value="0.000000489841">
            <text:p>4.90E-007</text:p>
          </table:table-cell>
        </table:table-row>
        <table:table-row table:style-name="ro1">
          <table:table-cell office:value-type="string">
            <text:p>nosquare</text:p>
          </table:table-cell>
          <table:table-cell office:value-type="float" office:value="325">
            <text:p>325</text:p>
          </table:table-cell>
          <table:table-cell office:value-type="float" office:value="4000">
            <text:p>4000</text:p>
          </table:table-cell>
          <table:table-cell office:value-type="string">
            <text:p>2375m41s</text:p>
          </table:table-cell>
          <table:table-cell office:value-type="string">
            <text:p>3019m51s</text:p>
          </table:table-cell>
          <table:table-cell office:value-type="string">
            <text:p>150m46s</text:p>
          </table:table-cell>
          <table:table-cell table:formula="of:=LEFT([.D4];4)*60+MID([.D4];6;2)" office:value-type="float" office:value="142541">
            <text:p>142541</text:p>
          </table:table-cell>
          <table:table-cell table:formula="of:=LEFT([.E4];4)*60+MID([.E4];6;2)" office:value-type="float" office:value="181191">
            <text:p>181191</text:p>
          </table:table-cell>
          <table:table-cell table:formula="of:=LEFT([.F4];3)*60+MID([.F4];5;2)" office:value-type="float" office:value="9046">
            <text:p>9046</text:p>
          </table:table-cell>
          <table:table-cell table:formula="of:=([.H4]+[.I4])/[.G4]" office:value-type="float" office:value="1.33461249745687">
            <text:p>1.3346124975</text:p>
          </table:table-cell>
          <table:table-cell table:formula="of:=[.G4]/[.B4]" office:value-type="float" office:value="438.587692307692">
            <text:p>438.5876923077</text:p>
          </table:table-cell>
          <table:table-cell table:formula="of:=[.G4]/[.C4]" office:value-type="float" office:value="35.63525">
            <text:p>35.63525</text:p>
          </table:table-cell>
          <table:table-cell office:value-type="float" office:value="13">
            <text:p>13</text:p>
          </table:table-cell>
          <table:table-cell table:style-name="ce1" office:value-type="float" office:value="0.000000510252">
            <text:p>5.10E-007</text:p>
          </table:table-cell>
          <table:table-cell/>
          <table:table-cell office:value-type="float" office:value="0.000177871">
            <text:p>0.000177871</text:p>
          </table:table-cell>
          <table:table-cell table:style-name="ce1" office:value-type="float" office:value="0.0000639678">
            <text:p>6.40E-005</text:p>
          </table:table-cell>
          <table:table-cell table:style-name="ce1" office:value-type="float" office:value="0.0000224642">
            <text:p>2.25E-005</text:p>
          </table:table-cell>
          <table:table-cell table:style-name="ce1" office:value-type="float" office:value="0.00000999295">
            <text:p>9.99E-006</text:p>
          </table:table-cell>
          <table:table-cell table:style-name="ce1" office:value-type="float" office:value="0.00000516956">
            <text:p>5.17E-006</text:p>
          </table:table-cell>
          <table:table-cell table:style-name="ce1" office:value-type="float" office:value="0.0000014791">
            <text:p>1.48E-006</text:p>
          </table:table-cell>
          <table:table-cell table:style-name="ce1" office:value-type="float" office:value="0.000000510252">
            <text:p>5.10E-007</text:p>
          </table:table-cell>
          <table:table-cell table:number-columns-repeated="3"/>
        </table:table-row>
        <table:table-row table:style-name="ro1">
          <table:table-cell office:value-type="string">
            <text:p>withotherneg</text:p>
          </table:table-cell>
          <table:table-cell office:value-type="float" office:value="425">
            <text:p>425</text:p>
          </table:table-cell>
          <table:table-cell office:value-type="float" office:value="7000">
            <text:p>7000</text:p>
          </table:table-cell>
          <table:table-cell office:value-type="string">
            <text:p>4416m04s</text:p>
          </table:table-cell>
          <table:table-cell office:value-type="string">
            <text:p>5950m04s</text:p>
          </table:table-cell>
          <table:table-cell office:value-type="string">
            <text:p>300m53s</text:p>
          </table:table-cell>
          <table:table-cell table:formula="of:=LEFT([.D5];4)*60+MID([.D5];6;2)" office:value-type="float" office:value="264964">
            <text:p>264964</text:p>
          </table:table-cell>
          <table:table-cell table:formula="of:=LEFT([.E5];4)*60+MID([.E5];6;2)" office:value-type="float" office:value="357004">
            <text:p>357004</text:p>
          </table:table-cell>
          <table:table-cell table:formula="of:=LEFT([.F5];3)*60+MID([.F5];5;2)" office:value-type="float" office:value="18053">
            <text:p>18053</text:p>
          </table:table-cell>
          <table:table-cell table:formula="of:=([.H5]+[.I5])/[.G5]" office:value-type="float" office:value="1.41550172853671">
            <text:p>1.4155017285</text:p>
          </table:table-cell>
          <table:table-cell table:formula="of:=[.G5]/[.B5]" office:value-type="float" office:value="623.444705882353">
            <text:p>623.4447058824</text:p>
          </table:table-cell>
          <table:table-cell table:formula="of:=[.G5]/[.C5]" office:value-type="float" office:value="37.852">
            <text:p>37.852</text:p>
          </table:table-cell>
          <table:table-cell office:value-type="float" office:value="14">
            <text:p>14</text:p>
          </table:table-cell>
          <table:table-cell table:style-name="ce1" office:value-type="float" office:value="0.000000491321">
            <text:p>4.91E-007</text:p>
          </table:table-cell>
          <table:table-cell/>
          <table:table-cell office:value-type="float" office:value="0.00057126">
            <text:p>0.00057126</text:p>
          </table:table-cell>
          <table:table-cell office:value-type="float" office:value="0.000202959">
            <text:p>0.000202959</text:p>
          </table:table-cell>
          <table:table-cell table:style-name="ce1" office:value-type="float" office:value="0.0000898856">
            <text:p>8.99E-005</text:p>
          </table:table-cell>
          <table:table-cell table:style-name="ce1" office:value-type="float" office:value="0.0000292479">
            <text:p>2.92E-005</text:p>
          </table:table-cell>
          <table:table-cell table:style-name="ce1" office:value-type="float" office:value="0.0000102479">
            <text:p>1.02E-005</text:p>
          </table:table-cell>
          <table:table-cell table:style-name="ce1" office:value-type="float" office:value="0.00000332665">
            <text:p>3.33E-006</text:p>
          </table:table-cell>
          <table:table-cell table:style-name="ce1" office:value-type="float" office:value="0.00000114358">
            <text:p>1.14E-006</text:p>
          </table:table-cell>
          <table:table-cell table:style-name="ce1" office:value-type="float" office:value="0.000000491321">
            <text:p>4.91E-007</text:p>
          </table:table-cell>
          <table:table-cell table:number-columns-repeated="2"/>
        </table:table-row>
        <table:table-row table:style-name="ro2" table:number-rows-repeated="1048570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14:14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Vasilev</meta:initial-creator>
    <meta:creation-date>2013-10-21T13:39:47</meta:creation-date>
    <meta:generator>LibreOffice/4.0.2.2$Linux_X86_64 LibreOffice_project/400m0$Build-2</meta:generator>
    <dc:date>2013-10-21T14:22:43</dc:date>
    <dc:creator>Ivan Vasilev</dc:creator>
    <meta:editing-duration>PT20M37S</meta:editing-duration>
    <meta:editing-cycles>13</meta:editing-cycles>
    <meta:document-statistic meta:table-count="1" meta:cell-count="113" meta:object-count="0"/>
  </office:meta>
</office:document-meta>
</file>